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74eb" officeooo:paragraph-rsid="001b74eb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20pt" fo:font-weight="bold" officeooo:rsid="001b74eb" officeooo:paragraph-rsid="001b74eb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9211e" loext:opacity="100%" fo:font-size="16pt" fo:font-weight="bold" officeooo:rsid="001b74eb" officeooo:paragraph-rsid="001b74eb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0pt" officeooo:rsid="001b74eb" officeooo:paragraph-rsid="001b74eb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0pt" fo:font-weight="bold" officeooo:rsid="001b74eb" officeooo:paragraph-rsid="001b74eb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0pt" fo:font-weight="normal" officeooo:rsid="001b74eb" officeooo:paragraph-rsid="001b74eb" style:font-size-asian="8.75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rganisation </text:p>
      <text:p text:style-name="P1"/>
      <text:p text:style-name="P4">.</text:p>
      <text:p text:style-name="P4">└── Penetration-Testing</text:p>
      <text:p text:style-name="P4"><text:tab/>│</text:p>
      <text:p text:style-name="P4"><text:tab/>├── Pre-Engagement</text:p>
      <text:p text:style-name="P4"><text:tab/>│ <text:s text:c="6"/>└── ...</text:p>
      <text:p text:style-name="P4"><text:s text:c="4"/>├── Linux</text:p>
      <text:p text:style-name="P4"><text:s text:c="4"/>│ <text:s text:c="2"/>├── Information-Gathering</text:p>
      <text:p text:style-name="P4"><text:s text:c="4"/>│ <text:s text:c="2"/>│ <text:s text:c="2"/>└── ...</text:p>
      <text:p text:style-name="P4"><text:s text:c="4"/>│ <text:s text:c="2"/>├── Vulnerability-Assessment</text:p>
      <text:p text:style-name="P4"><text:s text:c="4"/>│ <text:s text:c="2"/>│ <text:s text:c="2"/>└── ...</text:p>
      <text:p text:style-name="P4"><text:s text:c="4"/>│ <text:s text:c="2"/>├── Exploitation</text:p>
      <text:p text:style-name="P4"><text:s text:c="4"/>│ <text:s text:c="2"/>│ <text:s text:c="2"/>└── ...</text:p>
      <text:p text:style-name="P4"><text:s text:c="4"/>│ <text:s text:c="2"/>├── Post-Exploitation</text:p>
      <text:p text:style-name="P4"><text:s text:c="4"/>│ <text:s text:c="2"/>│ <text:s text:c="2"/>└── ...</text:p>
      <text:p text:style-name="P4"><text:s text:c="4"/>│ <text:s text:c="2"/>└── Lateral-Movement</text:p>
      <text:p text:style-name="P4"><text:s text:c="4"/>│ <text:s text:c="6"/>└── ...</text:p>
      <text:p text:style-name="P4"><text:s text:c="4"/>├── Windows</text:p>
      <text:p text:style-name="P4"><text:s text:c="4"/>│ <text:s text:c="2"/>├── Information-Gathering</text:p>
      <text:p text:style-name="P4"><text:s text:c="4"/>│ <text:s text:c="2"/>│ <text:s text:c="2"/>└── ...└── Penetration-Testing</text:p>
      <text:p text:style-name="P4"><text:tab/>│</text:p>
      <text:p text:style-name="P4"><text:tab/>├── Pre-Engagement</text:p>
      <text:p text:style-name="P4"><text:tab/>│ <text:s text:c="6"/>└── ...</text:p>
      <text:p text:style-name="P4"><text:s text:c="4"/>├── Linux</text:p>
      <text:p text:style-name="P4"><text:s text:c="4"/>│ <text:s text:c="2"/>├── Information-Gathering</text:p>
      <text:p text:style-name="P4"><text:s text:c="4"/>│ <text:s text:c="2"/>│ <text:s text:c="2"/>└── ...</text:p>
      <text:p text:style-name="P4"><text:s text:c="4"/>│ <text:s text:c="2"/>├── Vulnerability-Assessment</text:p>
      <text:p text:style-name="P4"><text:s text:c="4"/>│ <text:s text:c="2"/>│ <text:s text:c="2"/>└── ...</text:p>
      <text:p text:style-name="P4"><text:s text:c="4"/>│ <text:s text:c="2"/>├── Exploitation</text:p>
      <text:p text:style-name="P4"><text:s text:c="4"/>│ <text:s text:c="2"/>│ <text:s text:c="2"/>└── ...</text:p>
      <text:p text:style-name="P4"><text:s text:c="4"/>│ <text:s text:c="2"/>├── Post-Exploitation</text:p>
      <text:p text:style-name="P4"><text:s text:c="4"/>│ <text:s text:c="2"/>│ <text:s text:c="2"/>└── ...</text:p>
      <text:p text:style-name="P4"><text:s text:c="4"/>│ <text:s text:c="2"/>└── Lateral-Movement</text:p>
      <text:p text:style-name="P4"><text:s text:c="4"/>│ <text:s text:c="6"/>└── ...</text:p>
      <text:p text:style-name="P4"><text:s text:c="4"/>│ <text:s text:c="2"/>├── Vulnerability-Assessment</text:p>
      <text:p text:style-name="P4"><text:s text:c="4"/>│ <text:s text:c="2"/>│ <text:s text:c="2"/>└── ...</text:p>
      <text:p text:style-name="P4"><text:s text:c="4"/>│ <text:s text:c="2"/>├── Exploitation</text:p>
      <text:p text:style-name="P4"><text:s text:c="4"/>│ <text:s text:c="2"/>│ <text:s text:c="2"/>└── ...</text:p>
      <text:p text:style-name="P4"><text:s text:c="4"/>│ <text:s text:c="2"/>├── Post-Exploitation</text:p>
      <text:p text:style-name="P4"><text:s text:c="4"/>│ <text:s text:c="2"/>│ <text:s text:c="2"/>└── ...</text:p>
      <text:p text:style-name="P4"><text:s text:c="4"/>│ <text:s text:c="2"/>└── Lateral-Movement</text:p>
      <text:p text:style-name="P4"><text:s text:c="4"/>│ <text:s text:c="6"/>└── ...</text:p>
      <text:p text:style-name="P4"><text:s text:c="4"/>├── Reporting</text:p>
      <text:p text:style-name="P4"><text:s text:c="4"/>│ <text:s text:c="2"/>└── ...</text:p>
      <text:p text:style-name="P4"><text:tab/>└── Results</text:p>
      <text:p text:style-name="P4"><text:tab/> <text:s text:c="3"/>└── …</text:p>
      <text:p text:style-name="P4"/>
      <text:p text:style-name="P4"/>
      <text:p text:style-name="P4"/>
      <text:p text:style-name="P3">Pentest</text:p>
      <text:p text:style-name="P5"/>
      <text:p text:style-name="P6">.</text:p>
      <text:p text:style-name="P6">└── Penetration-Testing</text:p>
      <text:p text:style-name="P6"><text:tab/>│</text:p>
      <text:p text:style-name="P6"><text:tab/>├── Pre-Engagement</text:p>
      <text:p text:style-name="P6"><text:tab/>│ <text:s text:c="6"/>└── ...</text:p>
      <text:p text:style-name="P6"><text:s text:c="4"/>├── Network-Pentesting</text:p>
      <text:p text:style-name="P6"><text:tab/>│ <text:s text:c="6"/>├── Linux</text:p>
      <text:p text:style-name="P6"><text:tab/>│ <text:s text:c="6"/>│ <text:s text:c="2"/>├── Information-Gathering</text:p>
      <text:p text:style-name="P6"><text:tab/>│<text:tab/><text:tab/>│ <text:s text:c="2"/>│ <text:s text:c="2"/>└── ...</text:p>
      <text:p text:style-name="P6"><text:soft-page-break/><text:tab/>│ <text:s text:c="6"/>│ <text:s text:c="2"/>├── Vulnerability-Assessment</text:p>
      <text:p text:style-name="P6"><text:s text:c="4"/>│ <text:s text:c="6"/>│ <text:s text:c="2"/>│<text:tab/>└── ...</text:p>
      <text:p text:style-name="P6"><text:s text:c="4"/>│ <text:s text:c="6"/>│<text:tab/>└── ...</text:p>
      <text:p text:style-name="P6"><text:s text:c="4"/>│ <text:s text:c="6"/>│ <text:s text:c="3"/><text:tab/>└── ...</text:p>
      <text:p text:style-name="P6"><text:s text:c="4"/>│<text:tab/><text:tab/>├── Windows</text:p>
      <text:p text:style-name="P6"><text:s text:c="4"/>│ <text:tab/><text:tab/>│ <text:s text:c="2"/>├── Information-Gathering</text:p>
      <text:p text:style-name="P6"><text:s text:c="4"/>│<text:tab/><text:tab/>│ <text:s text:c="2"/>│ <text:s text:c="2"/>└── ...</text:p>
      <text:p text:style-name="P6"><text:s text:c="4"/>│<text:tab/><text:tab/>│ <text:s text:c="2"/>└── ...</text:p>
      <text:p text:style-name="P6"><text:s text:c="4"/>│ <text:s text:c="6"/>└── ...</text:p>
      <text:p text:style-name="P6"><text:s text:c="4"/>├── WebApp-Pentesting</text:p>
      <text:p text:style-name="P6"><text:tab/>│ <text:s text:c="6"/>└── ...</text:p>
      <text:p text:style-name="P6"><text:s text:c="4"/>├── Social-Engineering</text:p>
      <text:p text:style-name="P6"><text:tab/>│ <text:s text:c="6"/>└── ...</text:p>
      <text:p text:style-name="P6"><text:s text:c="4"/>├── .......</text:p>
      <text:p text:style-name="P6"><text:tab/>│ <text:s text:c="6"/>└── ...</text:p>
      <text:p text:style-name="P6"><text:s text:c="4"/>├── Reporting</text:p>
      <text:p text:style-name="P6"><text:s text:c="4"/>│ <text:s text:c="2"/>└── ...</text:p>
      <text:p text:style-name="P6"><text:tab/>└── Results</text:p>
      <text:p text:style-name="P6"><text:tab/> <text:s text:c="3"/>└── …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8T14:29:05.729614148</meta:creation-date>
    <dc:date>2022-10-08T14:30:59.382362645</dc:date>
    <meta:editing-duration>PT1M57S</meta:editing-duration>
    <meta:editing-cycles>1</meta:editing-cycles>
    <meta:document-statistic meta:table-count="0" meta:image-count="0" meta:object-count="0" meta:page-count="2" meta:paragraph-count="75" meta:word-count="218" meta:character-count="1527" meta:non-whitespace-character-count="953"/>
    <meta:generator>LibreOffice/7.3.6.2$Linux_X86_64 LibreOffice_project/30$Build-2</meta:generator>
  </office:meta>
</office:document-meta>
</file>